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7.28cm"/>
    </style:style>
    <style:style style:name="Tabella4.D" style:family="table-column">
      <style:table-column-properties style:column-width="1.969cm"/>
    </style:style>
    <style:style style:name="Tabella4.E" style:family="table-column">
      <style:table-column-properties style:column-width="0.931cm"/>
    </style:style>
    <style:style style:name="Tabella4.F" style:family="table-column">
      <style:table-column-properties style:column-width="0.933cm"/>
    </style:style>
    <style:style style:name="Tabella4.G" style:family="table-column">
      <style:table-column-properties style:column-width="1.812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3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528cm"/>
    </style:style>
    <style:style style:name="Tabella5.E" style:family="table-column">
      <style:table-column-properties style:column-width="2cm"/>
    </style:style>
    <style:style style:name="Tabella5.F" style:family="table-column">
      <style:table-column-properties style:column-width="1.411cm"/>
    </style:style>
    <style:style style:name="Tabella5.G" style:family="table-column">
      <style:table-column-properties style:column-width="1.969cm"/>
    </style:style>
    <style:style style:name="Tabella5.H" style:family="table-column">
      <style:table-column-properties style:column-width="1.117cm"/>
    </style:style>
    <style:style style:name="Tabella5.I" style:family="table-column">
      <style:table-column-properties style:column-width="1.118cm"/>
    </style:style>
    <style:style style:name="Tabella5.J" style:family="table-column">
      <style:table-column-properties style:column-width="1.44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row-height="2.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0ac056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nvoice_id.partner_id.lang or 'en_US')&gt;</text:placeholder></text:p>
            <text:p text:style-name="P15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5"/>
            <text:p text:style-name="P37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0"><text:span text:style-name="T12"><text:text-input text:description="&lt;&quot;Prezzo IVA escl.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0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4.G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H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K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K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K1" office:value-type="string">
              <text:p text:style-name="P31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1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14" table:number-columns-spanned="12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2"/>
          </table:table-cell>
          <table:table-cell table:style-name="Tabella4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4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5" office:value-type="string">
            <text:p text:style-name="P26"><text:placeholder text:placeholder-type="text">&lt;item.product_id.telaio&gt;</text:placeholder></text:p>
          </table:table-cell>
          <table:table-cell table:style-name="Tabella4.F5" office:value-type="string">
            <text:p text:style-name="P26"/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3"><draw:frame draw:style-name="fr1" draw:name="image: asimage(item.product_id.default_photo)" text:anchor-type="as-char" style:rel-width="scale" svg:height="2.104cm" style:rel-height="100%" draw:z-index="8"><draw:text-box fo:min-width="3.371cm"><text:p text:style-name="P36"/></draw:text-box></draw:frame></text:p>
          </table:table-cell>
          <table:table-cell table:style-name="Tabella4.B8" office:value-type="string">
            <text:p text:style-name="P28"><text:placeholder text:placeholder-type="text">&lt;item.product_id.code&gt;</text:placeholder></text:p>
          </table:table-cell>
          <table:table-cell table:style-name="Tabella4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40"><text:placeholder text:placeholder-type="text">&lt;item.product_id.telaio&gt;</text:placeholder></text:p>
          </table:table-cell>
          <table:table-cell table:style-name="Tabella4.F8" office:value-type="string">
            <text:p text:style-name="P41"><text:placeholder text:placeholder-type="text">&lt;get_fabric(item.product_id.default_code or '', o.partner_id.lang)&gt;</text:placeholder></text:p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  <text:p text:style-name="P19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1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0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1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30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5.J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K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N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N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N1" office:value-type="string">
              <text:p text:style-name="P31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1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14" table:number-columns-spanned="15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2"/>
          </table:table-cell>
          <table:table-cell table:style-name="Tabella5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oft-page-break/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text:soft-page-break/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5" office:value-type="string">
            <text:p text:style-name="P40"><text:placeholder text:placeholder-type="text">&lt;item.product_id.telaio&gt;</text:placeholder></text:p>
          </table:table-cell>
          <table:table-cell table:style-name="Tabella5.I5" office:value-type="string">
            <text:p text:style-name="P41"><text:placeholder text:placeholder-type="text">&lt;get_fabric(item.product_id.default_code or '', o.partner_id.lang)&gt;</text:placeholder><text:soft-page-break/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4" table:number-columns-spanned="15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3"><draw:frame draw:style-name="fr1" draw:name="image: asimage(item.product_id.default_photo or False)" text:anchor-type="as-char" style:rel-width="scale" svg:height="2.104cm" style:rel-height="100%" draw:z-index="9"><draw:text-box fo:min-width="3.371cm"><text:p text:style-name="P36"/></draw:text-box></draw:frame></text:p>
          </table:table-cell>
          <table:table-cell table:style-name="Tabella5.B8" office:value-type="string">
            <text:p text:style-name="P28"><text:placeholder text:placeholder-type="text">&lt;item.product_id.code&gt;</text:placeholder></text:p>
          </table:table-cell>
          <table:table-cell table:style-name="Tabella5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41"><text:placeholder text:placeholder-type="text">&lt;get_fabric(item.product_id.default_code or '', o.partner_id.lang)&gt;</text:placeholder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4"/>
          </table:table-cell>
        </table:table-row>
      </table:table>
      <text:p text:style-name="P10"/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1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nvoice_id.street or &quot;&quot;&gt;">address</text:text-input></text:p>
                    <text:p text:style-name="MP4"><text:text-input text:description="&lt;&quot;%s %s %s&quot;%(o.partner_invoice_id.zip, o.partner_invoice_id.city, o.partner_invoice_id.country_id.name or &quot; &quot;) if o.partner_invoice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1</text:page-number></text:span><text:span text:style-name="MT5"> of </text:span><text:span text:style-name="MT5"><text:page-count>4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1</text:page-number></text:span><text:span text:style-name="MT5"> of </text:span><text:span text:style-name="MT5"><text:page-count>4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7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1H44M33S</meta:editing-duration>
    <meta:editing-cycles>148</meta:editing-cycles>
    <meta:generator>LibreOffice/4.3.3.2$Linux_X86_64 LibreOffice_project/430m0$Build-2</meta:generator>
    <meta:initial-creator>Nicola Riolini</meta:initial-creator>
    <dc:date>2015-05-19T18:36:58.554125905</dc:date>
    <dc:creator>thebrush </dc:creator>
    <meta:document-statistic meta:table-count="8" meta:image-count="2" meta:object-count="0" meta:page-count="4" meta:paragraph-count="127" meta:word-count="479" meta:character-count="3240" meta:non-whitespace-character-count="3078"/>
    <meta:user-defined meta:name="Info 1"/>
    <meta:user-defined meta:name="Info 2"/>
    <meta:user-defined meta:name="Info 3"/>
    <meta:user-defined meta:name="Info 4"/>
  </office:meta>
</office:document-meta>
</file>